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1d" officeooo:paragraph-rsid="000aa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-com</text:p>
      <text:p text:style-name="P1"/>
      <text:p text:style-name="P1">- Consultation catalogue ( Produit )</text:p>
      <text:p text:style-name="P1">- ± Produit dans le panier</text:p>
      <text:p text:style-name="P1">- Co/Déco utilisateur ( Client )</text:p>
      <text:p text:style-name="P1">- Validation panier</text:p>
      <text:p text:style-name="P1">- Archive</text:p>
      <text:p text:style-name="P1"/>
      <text:p text:style-name="P1"/>
      <text:p text:style-name="P1">Module Gestion ( lié à Employé )</text:p>
      <text:p text:style-name="P1"/>
      <text:p text:style-name="P1">- +/- produit</text:p>
      <text:p text:style-name="P1">- Modification des info</text:p>
      <text:p text:style-name="P1">- Modification d’arborescence</text:p>
      <text:p text:style-name="P1"/>
      <text:p text:style-name="P1"/>
      <text:p text:style-name="P1">Tableau de bord ( Archive )</text:p>
      <text:p text:style-name="P1"/>
      <text:p text:style-name="P1">- CA par mois pour une année</text:p>
      <text:p text:style-name="P1">- CA généré pour un fournisseur ( Fournisseur )</text:p>
      <text:p text:style-name="P1">- Top 10 des produits commandés et des produits rémunérateurs ( Produit )</text:p>
      <text:p text:style-name="P1">- Top 10 client en commande ou en CA ( Client )</text:p>
      <text:p text:style-name="P1">- Répartition du CA par type de client ( Client )</text:p>
      <text:p text:style-name="P1">- Nb de commandes en cours ( Facture )</text:p>
      <text:p text:style-name="P1"/>
      <text:p text:style-name="P1">App mobile ( Client )</text:p>
      <text:p text:style-name="P1"/>
      <text:p text:style-name="P1">- Consulter catalogue ( Produit )</text:p>
      <text:p text:style-name="P1">- Connexion pour l’historique ( Archive )</text:p>
      <text:p text:style-name="P1">- Consulter profil ( Client 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9:07:53.904763934</meta:creation-date>
    <dc:date>2023-02-23T13:35:58.668305049</dc:date>
    <meta:editing-duration>PT4H17M54S</meta:editing-duration>
    <meta:editing-cycles>1</meta:editing-cycles>
    <meta:document-statistic meta:table-count="0" meta:image-count="0" meta:object-count="0" meta:page-count="1" meta:paragraph-count="21" meta:word-count="132" meta:character-count="657" meta:non-whitespace-character-count="546"/>
    <meta:generator>LibreOffice/7.3.7.2$Linux_X86_64 LibreOffice_project/30$Build-2</meta:generator>
  </office:meta>
</office:document-meta>
</file>